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imagimp</text:p>
      <text:p text:style-name="Standard"/>
      <text:p text:style-name="Standard"/>
      <text:list xml:id="list1710266514" text:style-name="L1">
        <text:list-item>
          <text:p text:style-name="P1">Conception </text:p>
          <text:p text:style-name="P1">= prise en compte des consignes</text:p>
          <text:p text:style-name="P1">= recherches préalables (pour comprendre les consignes et élaborer le début du projet)</text:p>
          <text:p text:style-name="P1">= organisation du travail entre nous et organisation des répertoires de travail</text:p>
          <text:p text:style-name="P1">= répartition des tâches</text:p>
          <text:p text:style-name="P1"/>
        </text:list-item>
        <text:list-item>
          <text:p text:style-name="P1">Réalisation (reprendre les tâches du pdf du prof)</text:p>
          <text:p text:style-name="P1">= chargement de l'image</text:p>
        </text:list-item>
      </text:list>
      <text:p text:style-name="Standard"><text:tab/>= interface utilisateur</text:p>
      <text:p text:style-name="Standard"><text:tab/>= gestion des calques</text:p>
      <text:p text:style-name="Standard"><text:tab/>= gestion de l'historiques</text:p>
      <text:p text:style-name="Standard"/>
      <text:list xml:id="list627550504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5:29:30</meta:creation-date>
    <dc:date>2012-11-28T15:34:24</dc:date>
    <meta:editing-duration>P0D</meta:editing-duration>
    <meta:editing-cycles>1</meta:editing-cycles>
    <meta:document-statistic meta:table-count="0" meta:image-count="0" meta:object-count="0" meta:page-count="1" meta:paragraph-count="11" meta:word-count="63" meta:character-count="335" meta:non-whitespace-character-count="341"/>
    <meta:generator>LibreOffice/3.5$Linux_x86 LibreOffice_project/350m1$Build-2</meta:generator>
  </office:meta>
</office:document-meta>
</file>